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db0d" officeooo:paragraph-rsid="0000db0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0db0d" officeooo:paragraph-rsid="0000db0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34f29" officeooo:paragraph-rsid="00034f2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47888" officeooo:paragraph-rsid="0004788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62581" officeooo:paragraph-rsid="00062581" style:font-size-asian="10.5pt" style:font-weight-asian="normal" style:font-size-complex="12pt" style:font-weight-complex="normal"/>
    </style:style>
    <style:style style:name="T1" style:family="text">
      <style:text-properties officeooo:rsid="0002cb5a"/>
    </style:style>
    <style:style style:name="T2" style:family="text">
      <style:text-properties officeooo:rsid="00047888"/>
    </style:style>
    <style:style style:name="T3" style:family="text">
      <style:text-properties officeooo:rsid="00062581"/>
    </style:style>
    <style:style style:name="T4" style:family="text">
      <style:text-properties officeooo:rsid="0006cd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ion de projet Trello <text:span text:style-name="T1">pour Arcadia</text:span></text:p>
      <text:p text:style-name="P2"/>
      <text:p text:style-name="P2"/>
      <text:p text:style-name="P3">Pour le projet Arcadia, j’ai utilisé la méthode Kanban.</text:p>
      <text:p text:style-name="P3">Celle-ci permet de visualiser grâce à des cards les différentes tâches et leur status en temps réél.</text:p>
      <text:p text:style-name="P3">Elle permet également de définir <text:span text:style-name="T4">l</text:span>es priorités et <text:span text:style-name="T4">l</text:span>es fonctionnalités plus secondaires.</text:p>
      <text:p text:style-name="P3"/>
      <text:p text:style-name="P3">La méthode Kanban utilise un tableau du même nom et rend la gestion de projet facilité par la simplicité de lecture de ce tableau.</text:p>
      <text:p text:style-name="P3"/>
      <text:p text:style-name="P3">J’ai utilisé le logiciel en ligne Trello pour définir mon tableau Kanban.</text:p>
      <text:p text:style-name="P3"/>
      <text:p text:style-name="P3">Il comporte 5 colonnes:</text:p>
      <text:p text:style-name="P3">- fonctionnalités prévues, <text:span text:style-name="T2">elles sont prévues sans définition de temps.</text:span></text:p>
      <text:p text:style-name="P3">- fonctionnalités prévues à courts termes, <text:span text:style-name="T2">elles sont prévues pour être faites dans la semaine.</text:span></text:p>
      <text:p text:style-name="P3">- fonctionnalités en cours, <text:span text:style-name="T2">je travaille actuellement sur celles présentes dans cette colonne.</text:span></text:p>
      <text:p text:style-name="P3">- fonctionnalités terminées, <text:span text:style-name="T2">j’ai terminé ces fonctionnalités et sont en cours de test.</text:span></text:p>
      <text:p text:style-name="P3">- fonctionnalités merge, <text:span text:style-name="T2">ces fonctionnalités sont terminées et testées avec succès. Elles sont “merge” dans la branche main de git.</text:span></text:p>
      <text:p text:style-name="P3"/>
      <text:p text:style-name="P4">Cette méthode me convient particulièrement car elle permet en coup d’oeil de voir où nous en sommes, aussi bien dans nos reprises des tâches en cours <text:span text:style-name="T4">que</text:span> dans l’avancement global du projet.</text:p>
      <text:p text:style-name="P4"/>
      <text:p text:style-name="P4">Pour remplir mon tableau, j’ai d’abord lu le cahier des charges une première fois dans sa totalité.</text:p>
      <text:p text:style-name="P4">Ensuite j’ai repris points par points les besoins et j’en ai dédui<text:span text:style-name="T4">t</text:span> les fonctionnalités nécessaires.</text:p>
      <text:p text:style-name="P4">J’ai attribué chaque fonctionnalité à une card. <text:span text:style-name="T4">Je les ai classées par ordre de priorités, en haut la plus urgente en bas la moins urgente.</text:span></text:p>
      <text:p text:style-name="P4"/>
      <text:p text:style-name="P4">J’ai rajouté des cards pour prévoir également la rédaction des différents documents demandés à la livraison. Je leur ai mis une étiquette de couleur jaune afin de distinguer la partie code de la partie rédaction.</text:p>
      <text:p text:style-name="P4"/>
      <text:p text:style-name="P4"/>
      <text:p text:style-name="P4">Ce Kanban m’a aidé à définir les priorités et surtout donné un ordre à suivre des tâches à accomplir.</text:p>
      <text:p text:style-name="P4"><text:span text:style-name="T3">Certaines des </text:span>fonctionnalités étant imbriquées les unes aux autres, <text:span text:style-name="T3">le tableau Kanban permet de suivre un sénario.</text:span></text:p>
      <text:p text:style-name="P4"/>
      <text:p text:style-name="P5">Mais par moment, j’ai pu être ralenti par cette méthode car n’ayant pas l’habitude de l’utiliser, il y a eu des oubli dans les tâches à accomplir. Du coup une fonctionnalité <text:span text:style-name="T4">non prévue et donc non</text:span> faite a pu me manquer pour une tâche prévue.</text:p>
      <text:p text:style-name="P5"/>
      <text:p text:style-name="P5">Il y a donc des améliorations que je vais pouvoir mettre en place pour les prochain<text:span text:style-name="T4">s</text:span> projet<text:span text:style-name="T4">s</text:span> comme par exemple, anticiper des besoins sous-jacents à certaines fon<text:span text:style-name="T4">c</text:span>tionnalités et les ajouter dans une cards, découper beaucoup plus en petites tâches les fonctionnalités plutôt que de devoir gérer toute une partie du code.</text:p>
      <text:p text:style-name="P5">Je pense également rajouter une colonne entre en cours et terminées. Ce serait une colonne échec aux tests avec le résultat de ce qui ne va pas afin de remettre cette tâche dans le flux et résoudre le problème.</text:p>
      <text:p text:style-name="P5"/>
      <text:p text:style-name="P5"><text:s/></text:p>
      <text:p text:style-name="P5"/>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20:18:01.422124700</meta:creation-date>
    <dc:date>2024-05-22T10:40:21.403107995</dc:date>
    <meta:editing-duration>PT12M19S</meta:editing-duration>
    <meta:editing-cycles>4</meta:editing-cycles>
    <meta:generator>LibreOffice/24.2.3.2$Linux_X86_64 LibreOffice_project/4f88f79086d18691a72ac668802d5bc5b5a88122</meta:generator>
    <meta:document-statistic meta:table-count="0" meta:image-count="0" meta:object-count="0" meta:page-count="1" meta:paragraph-count="23" meta:word-count="450" meta:character-count="2708" meta:non-whitespace-character-count="2279"/>
  </office:meta>
</office:document-meta>
</file>